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enlo, Monaco, Consolas, 'Courier New', monospace"/>
    <style:font-face style:name="Roboto" svg:font-family="Robo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15f09" style:font-weight-asian="bold" style:font-weight-complex="bold"/>
    </style:style>
    <style:style style:name="P3" style:family="paragraph" style:parent-style-name="Standard">
      <style:text-properties fo:font-weight="bold" officeooo:rsid="00015f09" officeooo:paragraph-rsid="00015f09" style:font-weight-asian="bold" style:font-weight-complex="bold"/>
    </style:style>
    <style:style style:name="P4" style:family="paragraph" style:parent-style-name="Standard">
      <style:text-properties fo:font-weight="bold" officeooo:paragraph-rsid="00029b04" style:font-weight-asian="bold" style:font-weight-complex="bold"/>
    </style:style>
    <style:style style:name="P5" style:family="paragraph" style:parent-style-name="Standard">
      <style:text-properties fo:font-weight="bold" officeooo:rsid="000567bd" officeooo:paragraph-rsid="000567bd" style:font-weight-asian="bold" style:font-weight-complex="bold"/>
    </style:style>
    <style:style style:name="P6" style:family="paragraph" style:parent-style-name="Standard">
      <style:text-properties fo:font-weight="bold" officeooo:paragraph-rsid="0007e054" style:font-weight-asian="bold" style:font-weight-complex="bold"/>
    </style:style>
    <style:style style:name="P7" style:family="paragraph" style:parent-style-name="Standard">
      <style:text-properties fo:font-weight="bold" officeooo:rsid="00099ea5" officeooo:paragraph-rsid="00099ea5" style:font-weight-asian="bold" style:font-weight-complex="bold"/>
    </style:style>
    <style:style style:name="P8" style:family="paragraph" style:parent-style-name="Standard">
      <style:text-properties fo:font-weight="bold" officeooo:paragraph-rsid="000d0543" style:font-weight-asian="bold" style:font-weight-complex="bold"/>
    </style:style>
    <style:style style:name="P9" style:family="paragraph" style:parent-style-name="Standard">
      <style:text-properties fo:font-weight="bold" officeooo:paragraph-rsid="000d2b87" style:font-weight-asian="bold" style:font-weight-complex="bold"/>
    </style:style>
    <style:style style:name="P10" style:family="paragraph" style:parent-style-name="Standard">
      <style:text-properties fo:font-weight="bold" officeooo:rsid="0011a67e" officeooo:paragraph-rsid="0011a67e" style:font-weight-asian="bold" style:font-weight-complex="bold"/>
    </style:style>
    <style:style style:name="P11" style:family="paragraph" style:parent-style-name="Standard">
      <style:text-properties fo:font-weight="bold" officeooo:rsid="0016d5b4" officeooo:paragraph-rsid="0016d5b4" style:font-weight-asian="bold" style:font-weight-complex="bold"/>
    </style:style>
    <style:style style:name="P12" style:family="paragraph" style:parent-style-name="Standard">
      <style:text-properties fo:font-weight="bold" officeooo:paragraph-rsid="00044d5d"/>
    </style:style>
    <style:style style:name="P13" style:family="paragraph" style:parent-style-name="Standard">
      <style:text-properties fo:font-weight="bold" officeooo:paragraph-rsid="0011a67e"/>
    </style:style>
    <style:style style:name="P14" style:family="paragraph" style:parent-style-name="Standard">
      <style:text-properties fo:font-weight="bold" officeooo:paragraph-rsid="001330e0"/>
    </style:style>
    <style:style style:name="P15" style:family="paragraph" style:parent-style-name="Standard">
      <style:text-properties fo:color="#ce181e" fo:font-weight="bold" officeooo:rsid="000567bd" officeooo:paragraph-rsid="000567bd" style:font-weight-asian="bold" style:font-weight-complex="bold"/>
    </style:style>
    <style:style style:name="P16" style:family="paragraph" style:parent-style-name="Standard">
      <style:text-properties fo:color="#faa61a" fo:font-weight="bold" officeooo:rsid="000567bd" officeooo:paragraph-rsid="000567bd" style:font-weight-asian="bold" style:font-weight-complex="bold"/>
    </style:style>
    <style:style style:name="P17" style:family="paragraph" style:parent-style-name="Standard">
      <style:text-properties fo:color="#00a65d" fo:font-weight="bold" officeooo:rsid="000567bd" officeooo:paragraph-rsid="000567bd" style:font-weight-asian="bold" style:font-weight-complex="bold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fo:font-weight="normal" officeooo:paragraph-rsid="000d2b87" style:font-weight-asian="normal" style:font-weight-complex="normal"/>
    </style:style>
    <style:style style:name="P20" style:family="paragraph" style:parent-style-name="Standard">
      <style:text-properties style:font-name="Liberation Serif" fo:font-weight="bold" officeooo:paragraph-rsid="0011a67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9b04" style:font-weight-asian="normal" style:font-weight-complex="normal"/>
    </style:style>
    <style:style style:name="T3" style:family="text">
      <style:text-properties fo:font-weight="normal" officeooo:rsid="000d2b87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29b04"/>
    </style:style>
    <style:style style:name="T6" style:family="text">
      <style:text-properties fo:font-variant="normal" fo:text-transform="none" fo:color="#787878" style:font-name="Roboto" fo:font-size="10.5pt" fo:letter-spacing="normal" fo:font-style="normal"/>
    </style:style>
    <style:style style:name="T7" style:family="text">
      <style:text-properties fo:font-variant="normal" fo:text-transform="none" fo:color="#787878" style:font-name="Roboto" fo:font-size="10.5pt" fo:letter-spacing="normal" fo:font-style="normal" officeooo:rsid="0003b4e3"/>
    </style:style>
    <style:style style:name="T8" style:family="text">
      <style:text-properties fo:font-variant="normal" fo:text-transform="none" fo:color="#787878" style:font-name="Roboto" fo:font-size="10.5pt" fo:letter-spacing="normal" fo:font-style="normal" officeooo:rsid="0003b4e3" style:font-weight-asian="bold" style:font-weight-complex="bold"/>
    </style:style>
    <style:style style:name="T9" style:family="text">
      <style:text-properties fo:font-variant="normal" fo:text-transform="none" fo:color="#787878" style:font-name="Roboto" fo:font-size="10.5pt" fo:letter-spacing="normal" fo:font-style="normal" officeooo:rsid="0011a67e" style:font-weight-asian="bold" style:font-weight-complex="bold"/>
    </style:style>
    <style:style style:name="T10" style:family="text">
      <style:text-properties fo:font-variant="normal" fo:text-transform="none" fo:color="#787878" style:font-name="Roboto" fo:font-size="10.5pt" fo:letter-spacing="normal" fo:font-style="normal" officeooo:rsid="001330e0" style:font-weight-asian="bold" style:font-weight-complex="bold"/>
    </style:style>
    <style:style style:name="T11" style:family="text">
      <style:text-properties fo:font-variant="normal" fo:text-transform="none" fo:color="#787878" style:font-name="Roboto" fo:font-size="12pt" fo:letter-spacing="normal" fo:font-style="normal" officeooo:rsid="0011a67e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787878" style:font-name="Liberation Serif" fo:font-size="10.5pt" fo:letter-spacing="normal" fo:font-style="normal" officeooo:rsid="001330e0" style:font-weight-asian="bold" style:font-weight-complex="bold"/>
    </style:style>
    <style:style style:name="T13" style:family="text">
      <style:text-properties fo:font-variant="normal" fo:text-transform="none" fo:color="#424242" style:font-name="Roboto Mono" fo:font-size="9.75pt" fo:letter-spacing="normal" fo:font-style="normal" fo:font-weight="normal" officeooo:rsid="0011a67e" style:font-weight-asian="bold" style:font-weight-complex="bold"/>
    </style:style>
    <style:style style:name="T14" style:family="text">
      <style:text-properties fo:font-variant="normal" fo:text-transform="none" fo:color="#424242" fo:font-size="9.75pt" fo:letter-spacing="normal" fo:font-style="normal" fo:font-weight="normal" officeooo:rsid="0011a67e" style:font-weight-asian="bold" style:font-weight-complex="bold"/>
    </style:style>
    <style:style style:name="T15" style:family="text">
      <style:text-properties style:font-weight-asian="bold" style:font-weight-complex="bold"/>
    </style:style>
    <style:style style:name="T16" style:family="text">
      <style:text-properties officeooo:rsid="0003b4e3" style:font-weight-asian="bold" style:font-weight-complex="bold"/>
    </style:style>
    <style:style style:name="T17" style:family="text">
      <style:text-properties officeooo:rsid="0011a67e" style:font-weight-asian="bold" style:font-weight-complex="bold"/>
    </style:style>
    <style:style style:name="T18" style:family="text">
      <style:text-properties officeooo:rsid="00099ea5"/>
    </style:style>
    <style:style style:name="T19" style:family="text">
      <style:text-properties style:use-window-font-color="true" fo:font-style="normal" fo:font-weight="normal" officeooo:rsid="0007e054" style:font-style-asian="normal" style:font-weight-asian="normal" style:font-style-complex="normal" style:font-weight-complex="normal"/>
    </style:style>
    <style:style style:name="T20" style:family="text">
      <style:text-properties officeooo:rsid="000d0543"/>
    </style:style>
    <style:style style:name="T21" style:family="text">
      <style:text-properties officeooo:rsid="000d2b87"/>
    </style:style>
    <style:style style:name="T22" style:family="text">
      <style:text-properties officeooo:rsid="0011a67e"/>
    </style:style>
    <style:style style:name="T23" style:family="text">
      <style:text-properties officeooo:rsid="0015ed34"/>
    </style:style>
    <style:style style:name="T24" style:family="text">
      <style:text-properties officeooo:rsid="0017b7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Cloudera Manager Administration</text:p>
      <text:p text:style-name="P2"/>
      <text:p text:style-name="P3">Cloudera Manager :-<text:span text:style-name="T4"> Cloudera Manager its centralized <text:s/>interface for installing, configring, maintaining,monitoring of your hadoop cluster. <text:s/></text:span></text:p>
      <text:p text:style-name="P2"/>
      <text:p text:style-name="P2">1. Configurations:-</text:p>
      <text:p text:style-name="P4"><text:span text:style-name="T5"><text:tab/></text:span><text:span text:style-name="T2">#In configuration we can configure the properties for hadoop cluster, this property is applied on all cluster.</text:span></text:p>
      <text:p text:style-name="P4"><text:span text:style-name="T5"><text:s/><text:tab/>#We configure propeties </text:span></text:p>
      <text:p text:style-name="P12"><text:span text:style-name="T15"><text:s text:c="22"/></text:span><text:span text:style-name="T16">Select Any Service(HDFS,HIVE,HUE,YARN) ------&gt;&gt;Configure------&gt;&gt;Search Snippet---&gt;&gt;</text:span><text:span text:style-name="T8">Cluster-wide Advanced Configuration Snippet (Safety Valve) for core-site.xml</text:span><text:span text:style-name="T6">-----------</text:span><text:span text:style-name="T7">&gt;Configure any property</text:span></text:p>
      <text:p text:style-name="P5"><text:s/></text:p>
      <text:p text:style-name="P17">Green Colour ====Healthy/Good Health</text:p>
      <text:p text:style-name="P16">Orange Colour=== Warnning i.e Conccerning</text:p>
      <text:p text:style-name="P15">Red Colour===Critical</text:p>
      <text:p text:style-name="P5"/>
      <text:p text:style-name="P1">2. Managing Users:-</text:p>
      <text:p text:style-name="P6"><text:tab/><text:tab/><text:span text:style-name="T19">Those user can Access the Cloudera Manager Web Interface 7180</text:span></text:p>
      <text:p text:style-name="P7">Adminstration---&gt;&gt;User---&gt;&gt;Add User-Remove User---&gt;&gt;Roles</text:p>
      <text:p text:style-name="P6"><text:tab/></text:p>
      <text:p text:style-name="P1">3. Monitoring:-</text:p>
      <text:p text:style-name="P1"><text:tab/><text:span text:style-name="T18">1)Linux Level - <text:s/>$top Command</text:span></text:p>
      <text:p text:style-name="P1"><text:tab/><text:span text:style-name="T18">2)Cloud Level – Cloud work</text:span></text:p>
      <text:p text:style-name="P1"><text:tab/><text:span text:style-name="T18">3)Hadoop Level – Cloudera Manager</text:span></text:p>
      <text:p text:style-name="P1"/>
      <text:p text:style-name="P8"><text:s text:c="2"/><text:span text:style-name="T20">Chart:-</text:span></text:p>
      <text:p text:style-name="P19"><text:s text:c="6"/><text:span text:style-name="T20">We can check cpu utilization in any chart formate. And we can save chart in our Custom dashboard</text:span></text:p>
      <text:p text:style-name="P9"><text:tab/></text:p>
      <text:p text:style-name="P1">4. Reports :-</text:p>
      <text:p text:style-name="P1"><text:s text:c="8"/><text:span text:style-name="T21">$hdfs fsck /</text:span></text:p>
      <text:p text:style-name="P1"><text:tab/><text:span text:style-name="T3">This reporting is genrate by cloudera</text:span></text:p>
      <text:p text:style-name="P1"/>
      <text:p text:style-name="P1">5. Log Search and Alerts :-</text:p>
      <text:p text:style-name="P1"/>
      <text:p text:style-name="P18"><text:tab/><text:span text:style-name="T21">We need log’s for Trubleshooting. In cloudera Manager We get log’s from diagnostics</text:span></text:p>
      <text:p text:style-name="P1"><text:tab/><text:span text:style-name="T22">Diagnostics---&gt;&gt;Log---&gt;&gt;select service--&gt;&gt;Select type of error &amp; We can see the errors.</text:span></text:p>
      <text:p text:style-name="P10">We can set Alerts Functionality to Errors :-</text:p>
      <text:p text:style-name="P13"><text:span text:style-name="T17">Copy Exception from error as (</text:span><text:span text:style-name="T13">PriviledgedActionException as</text:span></text:p>
      <text:p text:style-name="P14"><text:span text:style-name="T17">)--&gt;&gt;Come on Home page ----&gt;&gt;Select Cluster service where we need trubleshoot-----&gt;&gt;Configuration---&gt;&gt;Type in search box<text:tab/>Extract ------&gt;&gt; </text:span><text:span text:style-name="T9">Rules to Extract Events in cluster service ---</text:span><text:span text:style-name="T10">&gt;&gt;configure setting and click on restart </text:span></text:p>
      <text:p text:style-name="P20"><text:span text:style-name="T14"/></text:p>
      <text:p text:style-name="P1">6. Adding a host :- <text:span text:style-name="T23">Adding node <text:s/>i.e commissing decommissioning is done on only Datanode.</text:span></text:p>
      <text:p text:style-name="P11">When job is increase <text:span text:style-name="T24">as CPU &amp; RAM is neede</text:span> then need commissioning</text:p>
      <text:p text:style-name="P1"/>
      <text:p text:style-name="P1"/>
      <text:p text:style-name="P1">7. Decommissioning</text:p>
      <text:p text:style-name="P1">8. Recommissioning</text:p>
      <text:p text:style-name="P1">9. Snapshots</text:p>
      <text:p text:style-name="P1">10. Backup and Disaster Recovery</text:p>
      <text:p text:style-name="P1">11. Performance tu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enlo, Monaco, Consolas, 'Courier New', monospace"/>
    <style:font-face style:name="Roboto" svg:font-family="Robo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4:48:29.400319945</meta:creation-date>
    <dc:date>2020-07-20T16:31:55.569828898</dc:date>
    <meta:editing-duration>PT1H1M3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260" meta:character-count="1857" meta:non-whitespace-character-count="1583"/>
  </office:meta>
</office:document-meta>
</file>